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51b7" officeooo:paragraph-rsid="000751b7"/>
    </style:style>
    <style:style style:name="P2" style:family="paragraph" style:parent-style-name="Standard" style:list-style-name="L1">
      <style:text-properties officeooo:rsid="0007c59b" officeooo:paragraph-rsid="0007c59b"/>
    </style:style>
    <style:style style:name="P3" style:family="paragraph" style:parent-style-name="Standard" style:list-style-name="L1">
      <style:text-properties officeooo:rsid="0008c1c1" officeooo:paragraph-rsid="0008c1c1"/>
    </style:style>
    <style:style style:name="P4" style:family="paragraph" style:parent-style-name="Standard" style:list-style-name="L1">
      <style:text-properties officeooo:rsid="000a8fcb" officeooo:paragraph-rsid="000a8f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3413933071357694" text:style-name="L1">
        <text:list-item>
          <text:p text:style-name="P1">In Terminal type : Virturalenv nameoffolder</text:p>
        </text:list-item>
        <text:list-item>
          <text:p text:style-name="P1">cd to nameoffolder</text:p>
        </text:list-item>
        <text:list-item>
          <text:p text:style-name="P1">In terminal type: source bin/activate</text:p>
          <text:list>
            <text:list-item>
              <text:p text:style-name="P1">if you have already made a virtual environment you can go into the folder and type source bin/active to get into the virutal env</text:p>
            </text:list-item>
          </text:list>
        </text:list-item>
        <text:list-item>
          <text:p text:style-name="P1">In terminal type: pip install django==1.6.1(this is the version you will install)</text:p>
          <text:list>
            <text:list-item>
              <text:p text:style-name="P1">you can type in pip freeze to see if you have installed it</text:p>
              <text:list>
                <text:list-item>
                  <text:p text:style-name="P1">you should see Django== version you installed</text:p>
                </text:list-item>
              </text:list>
            </text:list-item>
          </text:list>
        </text:list-item>
        <text:list-item>
          <text:p text:style-name="P1">In terminal type: django-admin.py startproject someothername</text:p>
          <text:list>
            <text:list-item>
              <text:p text:style-name="P1">you will have manage.py and someothername in there again</text:p>
            </text:list-item>
          </text:list>
        </text:list-item>
        <text:list-item>
          <text:p text:style-name="P1">in terminal type: python manage.py runserver</text:p>
          <text:list>
            <text:list-item>
              <text:p text:style-name="P1">this will give a development server URL</text:p>
              <text:list>
                <text:list-item>
                  <text:p text:style-name="P1">if you copy the http:/ …. link into chrome you can open up a server</text:p>
                </text:list-item>
                <text:list-item>
                  <text:p text:style-name="P1">if you use ctrl C then you will exit the server</text:p>
                </text:list-item>
              </text:list>
            </text:list-item>
          </text:list>
        </text:list-item>
        <text:list-item>
          <text:p text:style-name="P1">in terminal type: pip install south django-registration stripe</text:p>
          <text:list>
            <text:list-item>
              <text:p text:style-name="P1">south and django-registration is very popular django packages</text:p>
            </text:list-item>
            <text:list-item>
              <text:p text:style-name="P1">you need to do this for every virtual env that you make</text:p>
            </text:list-item>
          </text:list>
        </text:list-item>
        <text:list-item>
          <text:p text:style-name="P1">settings.py</text:p>
          <text:list>
            <text:list-item>
              <text:p text:style-name="P1">debug: if there are any errors it will show up in the browser</text:p>
            </text:list-item>
            <text:list-item>
              <text:p text:style-name="P1">Allowed_hosts: when you bring in live you put in whatever your site is: ['<text:a xlink:type="simple" xlink:href="http://www.awesome.com/" text:style-name="Internet_20_link" text:visited-style-name="Visited_20_Internet_20_Link">www.awesome.com</text:a>', 'awesome.com']</text:p>
              <text:list>
                <text:list-item>
                  <text:p text:style-name="P1">project only works on domains you put here</text:p>
                </text:list-item>
              </text:list>
            </text:list-item>
          </text:list>
        </text:list-item>
        <text:list-item>
          <text:p text:style-name="P2">make sure you're the folder with manage.py then type in terminal: python manage.py startapp signups</text:p>
          <text:list>
            <text:list-item>
              <text:p text:style-name="P2">this will create a folder in your current directory called signups</text:p>
              <text:list>
                <text:list-item>
                  <text:p text:style-name="P2">in singups you will find admin.py, __init__.py, models.py, tests.py, views.py</text:p>
                  <text:list>
                    <text:list-item>
                      <text:p text:style-name="P2">models.py tells you what data to store. </text:p>
                    </text:list-item>
                    <text:list-item>
                      <text:p text:style-name="P2">Admin.py will take those models and register them into django admin</text:p>
                    </text:list-item>
                    <text:list-item>
                      <text:p text:style-name="P2">views.py will be how the website looks lik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open up models.py in your signups folder</text:p>
          <text:list>
            <text:list-item>
              <text:p text:style-name="P2">create a class called signups:</text:p>
              <text:list>
                <text:list-item>
                  <text:p text:style-name="P2">class SignUp(models.Model):</text:p>
                  <text:list>
                    <text:list-item>
                      <text:p text:style-name="P2">first_name = models.CharField(max_length =120, null = True, blank = True) #this will take max length of 120 characters, it can be blank in the database(null), and it can be blank in the form or template it is added to(blank)</text:p>
                    </text:list-item>
                    <text:list-item>
                      <text:p text:style-name="P2">last_name = models.CharField(max_length =120, null = True, blank = True)</text:p>
                    </text:list-item>
                    <text:list-item>
                      <text:p text:style-name="P2">email = models.EmailField(null=False, blank=False)</text:p>
                      <text:list>
                        <text:list-item>
                          <text:p text:style-name="P2">null=false means there needs to be a required value in the database</text:p>
                        </text:list-item>
                        <text:list-item>
                          <text:p text:style-name="P2">blank=false means there needs to a be required value when someone submits a form</text:p>
                        </text:list-item>
                        <text:list-item>
                          <text:p text:style-name="P2">this is the default settings</text:p>
                        </text:list-item>
                      </text:list>
                    </text:list-item>
                    <text:list-item>
                      <text:p text:style-name="P3">timestamp = models.DateTimeField(auto_now_add = True, auto_now= False)</text:p>
                      <text:list>
                        <text:list-item>
                          <text:p text:style-name="P3">auto_now_add = True means when it is created add the time stamp</text:p>
                        </text:list-item>
                        <text:list-item>
                          <text:p text:style-name="P3">auto_now when it is updated or changed make note of that date and time (if true)</text:p>
                        </text:list-item>
                      </text:list>
                    </text:list-item>
                    <text:list-item>
                      <text:p text:style-name="P3">Updated = models.DateTimeField(auto_now_add = False, auto_now= True)</text:p>
                    </text:list-item>
                    <text:list-item>
                      <text:p text:style-name="P3"><text:soft-page-break/>def __unicode__(self):</text:p>
                      <text:list>
                        <text:list-item>
                          <text:p text:style-name="P3">return smart_unicode(self.email)</text:p>
                          <text:list>
                            <text:list-item>
                              <text:p text:style-name="P3">on top import from django.utils.encoding import smart_unicode and this allows for emails with special characters likes accent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Go to settings.py file</text:p>
          <text:list>
            <text:list-item>
              <text:p text:style-name="P3">go to INSTALLED_APPS and add 'signups', in the INSTALLED_APPS list</text:p>
            </text:list-item>
            <text:list-item>
              <text:p text:style-name="P3">go to directory with manage.py in new terminal and type in python manage.py syncdb</text:p>
              <text:list>
                <text:list-item>
                  <text:p text:style-name="P3">should see :</text:p>
                </text:list-item>
                <text:list-item>
                  <text:p text:style-name="P3">Creating tables ...</text:p>
                </text:list-item>
                <text:list-item>
                  <text:p text:style-name="P3">Creating table signups_signup</text:p>
                </text:list-item>
                <text:list-item>
                  <text:p text:style-name="P3">Installing custom SQL ...</text:p>
                </text:list-item>
                <text:list-item>
                  <text:p text:style-name="P3">Installing indexes ...</text:p>
                </text:list-item>
                <text:list-item>
                  <text:p text:style-name="P3">Installed 0 object(s) from 0 fixture(s)</text:p>
                </text:list-item>
              </text:list>
            </text:list-item>
          </text:list>
        </text:list-item>
        <text:list-item>
          <text:p text:style-name="P4">now go to admin.py in signups</text:p>
          <text:list>
            <text:list-item>
              <text:p text:style-name="P4">type from .models import Signup</text:p>
              <text:list>
                <text:list-item>
                  <text:p text:style-name="P4">the . Means its in the same folder so from models import the class Signup</text:p>
                </text:list-item>
              </text:list>
            </text:list-item>
            <text:list-item>
              <text:p text:style-name="P4">type the following:</text:p>
            </text:list-item>
            <text:list-item>
              <text:p text:style-name="P4">class SignUpAdmin(admin.ModelAdmin):</text:p>
            </text:list-item>
            <text:list-item>
              <text:p text:style-name="P4"><text:s text:c="4"/>class Meta:</text:p>
            </text:list-item>
            <text:list-item>
              <text:p text:style-name="P4"><text:s text:c="8"/>model = SignUp</text:p>
            </text:list-item>
            <text:list-item>
              <text:p text:style-name="P4"/>
            </text:list-item>
            <text:list-item>
              <text:p text:style-name="P4">admin.site.register(SignUp, SignUpAdmin)</text:p>
            </text:list-item>
            <text:list-item>
              <text:p text:style-name="P4">you can how run python manage.py runserver </text:p>
              <text:list>
                <text:list-item>
                  <text:p text:style-name="P4">sign into admin and you will see Sign ups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7:24:36.824540776</meta:creation-date>
    <dc:date>2016-02-13T18:30:31.205285100</dc:date>
    <meta:editing-duration>PT3M43S</meta:editing-duration>
    <meta:editing-cycles>1</meta:editing-cycles>
    <meta:document-statistic meta:table-count="0" meta:image-count="0" meta:object-count="0" meta:page-count="2" meta:paragraph-count="62" meta:word-count="578" meta:character-count="3320" meta:non-whitespace-character-count="2850"/>
    <meta:generator>LibreOffice/5.0.3.2$Linux_X86_64 LibreOffice_project/00m0$Build-2</meta:generator>
  </office:meta>
</office:document-meta>
</file>